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irstrip Four" svg:font-family="'Airstrip Four'" style:font-pitch="variable"/>
    <style:font-face style:name="Alex Brush" svg:font-family="'Alex Brush'"/>
    <style:font-face style:name="Archipelago" svg:font-family="Archipelago"/>
    <style:font-face style:name="Asterisp Alpha" svg:font-family="'Asterisp Alpha'"/>
    <style:font-face style:name="Baltar" svg:font-family="Baltar" style:font-pitch="variable"/>
    <style:font-face style:name="Birdland Aeroplane" svg:font-family="'Birdland Aeroplane'"/>
    <style:font-face style:name="Biting My Nails - Outline" svg:font-family="'Biting My Nails - Outline'"/>
    <style:font-face style:name="Biting my nails - outline" svg:font-family="'Biting my nails - outline'"/>
    <style:font-face style:name="Blockstepped" svg:font-family="Blockstepped"/>
    <style:font-face style:name="Blox BRK" svg:font-family="'Blox BRK'" style:font-pitch="variable"/>
    <style:font-face style:name="Boston Traffic" svg:font-family="'Boston Traffic'"/>
    <style:font-face style:name="Buxotic" svg:font-family="Buxotic"/>
    <style:font-face style:name="Canada 1500" svg:font-family="'Canada 1500'"/>
    <style:font-face style:name="Canada 1500 Rg" svg:font-family="'Canada 1500 Rg'" style:font-pitch="variable"/>
    <style:font-face style:name="Celtic Knots" svg:font-family="'Celtic Knots'" style:font-pitch="variable"/>
    <style:font-face style:name="Cutive mono" svg:font-family="'Cutive mono'"/>
    <style:font-face style:name="Desyrel" svg:font-family="Desyrel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dmunds" svg:font-family="Edmunds"/>
    <style:font-face style:name="Edo SZ" svg:font-family="'Edo SZ'"/>
    <style:font-face style:name="Ennobled Pet" svg:font-family="'Ennobled Pet'"/>
    <style:font-face style:name="Eskargot" svg:font-family="Eskargot"/>
    <style:font-face style:name="Ghostmeat" svg:font-family="Ghostmeat"/>
    <style:font-face style:name="Glazkrak" svg:font-family="Glazkrak"/>
    <style:font-face style:name="Groovy Ghosties" svg:font-family="'Groovy Ghosties'"/>
    <style:font-face style:name="Heart sweet heart" svg:font-family="'Heart sweet heart'"/>
    <style:font-face style:name="Holy Union" svg:font-family="'Holy Union'"/>
    <style:font-face style:name="Home Sweet Home" svg:font-family="'Home Sweet Home'"/>
    <style:font-face style:name="Hurontario" svg:font-family="Hurontario"/>
    <style:font-face style:name="Induction" svg:font-family="Induction" style:font-pitch="variable"/>
    <style:font-face style:name="Iomanoid" svg:font-family="Iomanoid"/>
    <style:font-face style:name="Karma - Suture" svg:font-family="'Karma - Suture'"/>
    <style:font-face style:name="Kremlin" svg:font-family="Kremlin"/>
    <style:font-face style:name="Kwokwi" svg:font-family="Kwokwi"/>
    <style:font-face style:name="Letter Set - C" svg:font-family="'Letter Set - C'"/>
    <style:font-face style:name="Liberation Sans" svg:font-family="'Liberation Sans'" style:font-family-generic="swiss" style:font-pitch="variable"/>
    <style:font-face style:name="Libre Baskerville" svg:font-family="'Libre Baskerville'"/>
    <style:font-face style:name="Loki Cola" svg:font-family="'Loki Cola'"/>
    <style:font-face style:name="Map Of You" svg:font-family="'Map Of You'"/>
    <style:font-face style:name="Moja" svg:font-family="Moja"/>
    <style:font-face style:name="Operational Amplifier" svg:font-family="'Operational Amplifier'"/>
    <style:font-face style:name="Plasma Drip BRK" svg:font-family="'Plasma Drip BRK'" style:font-pitch="variable"/>
    <style:font-face style:name="Pyrite" svg:font-family="Pyrite"/>
    <style:font-face style:name="Renju" svg:font-family="Renju"/>
    <style:font-face style:name="Robokoz" svg:font-family="Robokoz"/>
    <style:font-face style:name="Sappy Mugs" svg:font-family="'Sappy Mugs'"/>
    <style:font-face style:name="Sayso Chic" svg:font-family="'Sayso Chic'"/>
    <style:font-face style:name="Sloe Gin Rickey" svg:font-family="'Sloe Gin Rickey'"/>
    <style:font-face style:name="Star Trek Future" svg:font-family="'Star Trek Future'"/>
    <style:font-face style:name="Terylene Top" svg:font-family="'Terylene Top'"/>
    <style:font-face style:name="Triac 71" svg:font-family="'Triac 71'"/>
    <style:font-face style:name="Wild Sewerage" svg:font-family="'Wild Sewerage'"/>
    <style:font-face style:name="Xerox Malfunction BRK" svg:font-family="'Xerox Malfunction BRK'" style:font-pitch="variable"/>
    <style:font-face style:name="Xmas Lights BRK" svg:font-family="'Xmas Lights BRK'" style:font-pitch="variable"/>
    <style:font-face style:name="fadgod" svg:font-family="fadgod"/>
    <style:font-face style:name="mango Fill" svg:font-family="'mango Fill'"/>
    <style:font-face style:name="minya" svg:font-family="minya"/>
    <style:font-face style:name="model Worker" svg:font-family="'model Worker'"/>
    <style:font-face style:name="pantspatrol" svg:font-family="pantspatrol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8.1264in"/>
    </style:style>
    <style:style style:name="co4" style:family="table-column">
      <style:table-column-properties fo:break-before="auto" style:column-width="3.1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7665in" fo:break-before="auto" style:use-optimal-row-height="fals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in"/>
      <style:text-properties fo:color="#cccccc" fo:font-size="14pt" style:font-size-asian="14pt" style:font-size-complex="14pt"/>
    </style:style>
    <style:style style:name="ce3" style:family="table-cell" style:parent-style-name="Default">
      <style:table-cell-properties fo:background-color="#7b3d00" style:text-align-source="fix" style:repeat-content="false" style:vertical-align="middle"/>
      <style:paragraph-properties fo:text-align="end" fo:margin-left="0in"/>
      <style:text-properties fo:color="#cccccc" fo:font-size="14pt" style:font-size-asian="14pt" style:font-size-complex="14pt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end" fo:margin-left="0in"/>
      <style:text-properties fo:color="#cccccc"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Canada 1500 Rg" fo:font-size="42pt" style:font-size-asian="42pt" style:font-size-complex="42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minya" fo:font-size="48pt" style:font-size-asian="48pt" style:font-size-complex="48pt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Asterisp Alpha" fo:font-size="36pt" style:font-size-asian="36pt" style:font-size-complex="36pt"/>
    </style:style>
    <style:style style:name="ce11" style:family="table-cell" style:parent-style-name="Default">
      <style:table-cell-properties fo:background-color="#7b3d00" style:text-align-source="fix" style:repeat-content="false" style:vertical-align="middle"/>
      <style:paragraph-properties fo:text-align="start" fo:margin-left="0in"/>
      <style:text-properties fo:color="#cccccc" style:font-name="Canada 1500 Rg" fo:font-size="42pt" style:font-size-asian="42pt" style:font-size-complex="42pt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Blox BRK" fo:font-size="44pt" style:font-size-asian="44pt" style:font-size-complex="44pt"/>
    </style:style>
    <style:style style:name="ce8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Airstrip Four" fo:font-size="36pt" style:font-size-asian="36pt" style:font-size-complex="36pt"/>
    </style:style>
    <style:style style:name="ce8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Loki Cola" fo:font-size="48pt" style:font-size-asian="48pt" style:font-size-complex="48pt"/>
    </style:style>
    <style:style style:name="ce1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Pyrite" fo:font-size="48pt" style:font-size-asian="48pt" style:font-size-complex="48pt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Ennobled Pet" fo:font-size="36pt" style:font-size-asian="36pt" style:font-size-complex="36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Liberation Sans" fo:font-size="20pt" style:font-size-asian="20pt" style:font-size-complex="20pt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Induction" fo:font-size="38pt" style:font-size-asian="38pt" style:font-size-complex="38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Operational Amplifier" fo:font-size="48pt" style:font-size-asian="48pt" style:font-size-complex="48pt"/>
    </style:style>
    <style:style style:name="ce2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Robokoz" fo:font-size="36pt" style:font-size-asian="36pt" style:font-size-complex="36pt"/>
    </style:style>
    <style:style style:name="ce2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Kwokwi" fo:font-size="36pt" style:font-size-asian="36pt" style:font-size-complex="36pt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mango Fill" fo:font-size="48pt" style:font-size-asian="48pt" style:font-size-complex="48pt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Renju" fo:font-size="36pt" style:font-size-asian="36pt" style:font-size-complex="36pt"/>
    </style:style>
    <style:style style:name="ce4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Terylene Top" fo:font-size="36pt" style:font-size-asian="36pt" style:font-size-complex="36pt"/>
    </style:style>
    <style:style style:name="ce4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Wild Sewerage" fo:font-size="44pt" style:font-size-asian="44pt" style:font-size-complex="44pt"/>
    </style:style>
    <style:style style:name="ce4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model Worker" fo:font-size="42pt" style:font-size-asian="42pt" style:font-size-complex="42pt"/>
    </style:style>
    <style:style style:name="ce4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Sayso Chic" fo:font-size="36pt" style:font-size-asian="36pt" style:font-size-complex="36pt"/>
    </style:style>
    <style:style style:name="ce4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Plasma Drip BRK" fo:font-size="36pt" style:font-size-asian="36pt" style:font-size-complex="36pt"/>
    </style:style>
    <style:style style:name="ce5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Alex Brush" fo:font-size="48pt" style:font-size-asian="48pt" style:font-size-complex="48pt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Sappy Mugs" fo:font-size="36pt" style:font-size-asian="36pt" style:font-size-complex="36pt"/>
    </style:style>
    <style:style style:name="ce5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Libre Baskerville" fo:font-size="44pt" style:font-size-asian="44pt" style:font-size-complex="44pt"/>
    </style:style>
    <style:style style:name="ce6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Glazkrak" fo:font-size="54pt" style:font-size-asian="54pt" style:font-size-complex="54pt"/>
    </style:style>
    <style:style style:name="ce6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Holy Union" fo:font-size="54pt" style:font-size-asian="54pt" style:font-size-complex="54pt"/>
    </style:style>
    <style:style style:name="ce6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Ghostmeat" fo:font-size="36pt" style:font-size-asian="36pt" style:font-size-complex="36pt"/>
    </style:style>
    <style:style style:name="ce6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Iomanoid" fo:font-size="60pt" style:font-size-asian="60pt" style:font-size-complex="60pt"/>
    </style:style>
    <style:style style:name="ce6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Groovy Ghosties" fo:font-size="44pt" style:font-size-asian="44pt" style:font-size-complex="44pt"/>
    </style:style>
    <style:style style:name="ce7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Desyrel" fo:font-size="54pt" style:font-size-asian="54pt" style:font-size-complex="54pt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Archipelago" fo:font-size="54pt" style:font-size-asian="54pt" style:font-size-complex="54pt"/>
    </style:style>
    <style:style style:name="ce7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Heart sweet heart" fo:font-size="60pt" style:font-size-asian="60pt" style:font-size-complex="60pt"/>
    </style:style>
    <style:style style:name="ce7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Xmas Lights BRK" fo:font-size="60pt" style:font-size-asian="60pt" style:font-size-complex="60pt"/>
    </style:style>
    <style:style style:name="ce7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fadgod" fo:font-size="42pt" style:font-size-asian="42pt" style:font-size-complex="42pt"/>
    </style:style>
    <style:style style:name="ce7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Sloe Gin Rickey" fo:font-size="48pt" style:font-size-asian="48pt" style:font-size-complex="48pt"/>
    </style:style>
    <style:style style:name="ce7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Edo SZ" fo:font-size="48pt" style:font-size-asian="48pt" style:font-size-complex="48pt"/>
    </style:style>
    <style:style style:name="ce8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Cutive mono" fo:font-size="48pt" fo:font-weight="bold" style:font-size-asian="48pt" style:font-weight-asian="bold" style:font-size-complex="48pt" style:font-weight-complex="bold"/>
    </style:style>
    <style:style style:name="ce8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Triac 71" fo:font-size="54pt" style:font-size-asian="54pt" style:font-size-complex="54pt"/>
    </style:style>
    <style:style style:name="ce8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Biting my nails - outline" fo:font-size="36pt" style:font-size-asian="36pt" style:font-size-complex="36pt"/>
    </style:style>
    <style:style style:name="ce9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Star Trek Future" fo:font-size="60pt" style:font-size-asian="60pt" style:font-size-complex="60pt"/>
    </style:style>
    <style:style style:name="ce9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Celtic Knots" fo:font-size="44pt" style:font-size-asian="44pt" style:font-size-complex="44pt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Biting My Nails - Outline" fo:font-size="36pt" style:font-size-asian="36pt" style:font-size-complex="36pt"/>
    </style:style>
    <style:style style:name="ce9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Blockstepped" fo:font-size="36pt" style:font-size-asian="36pt" style:font-size-complex="36pt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Canada 1500" fo:font-size="36pt" style:font-size-asian="36pt" style:font-size-complex="36pt"/>
    </style:style>
    <style:style style:name="ce10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Birdland Aeroplane" fo:font-size="44pt" style:font-size-asian="44pt" style:font-size-complex="44pt"/>
    </style:style>
    <style:style style:name="ce10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Karma - Suture" fo:font-size="40pt" style:font-size-asian="40pt" style:font-size-complex="40pt"/>
    </style:style>
    <style:style style:name="ce10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Airstrip Four" fo:font-size="42pt" style:font-size-asian="42pt" style:font-size-complex="42pt"/>
    </style:style>
    <style:style style:name="ce10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Hurontario" fo:font-size="54pt" style:font-size-asian="54pt" style:font-size-complex="54pt"/>
    </style:style>
    <style:style style:name="ce11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Xerox Malfunction BRK" fo:font-size="60pt" style:font-size-asian="60pt" style:font-size-complex="60pt"/>
    </style:style>
    <style:style style:name="ce11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Letter Set - C" fo:font-size="48pt" style:font-size-asian="48pt" style:font-size-complex="48pt"/>
    </style:style>
    <style:style style:name="ce1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Kremlin" fo:font-size="44pt" style:font-size-asian="44pt" style:font-size-complex="44pt"/>
    </style:style>
    <style:style style:name="ce8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Boston Traffic" fo:font-size="42pt" style:font-size-asian="42pt" style:font-size-complex="42pt"/>
    </style:style>
    <style:style style:name="ce11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Home Sweet Home" fo:font-size="54pt" style:font-size-asian="54pt" style:font-size-complex="54pt"/>
    </style:style>
    <style:style style:name="ce12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pantspatrol" fo:font-size="54pt" style:font-size-asian="54pt" style:font-size-complex="54pt"/>
    </style:style>
    <style:style style:name="ce12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Eskargot" fo:font-size="40pt" style:font-size-asian="40pt" style:font-size-complex="40pt"/>
    </style:style>
    <style:style style:name="ce124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Moja" fo:font-size="36pt" style:font-size-asian="36pt" style:font-size-complex="36pt"/>
    </style:style>
    <style:style style:name="ce12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Baltar" fo:font-size="48pt" style:font-size-asian="48pt" style:font-size-complex="48pt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Liberation Sans" fo:font-size="36pt" style:font-size-asian="36pt" style:font-size-complex="36pt"/>
    </style:style>
    <style:style style:name="ce128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cccccc" style:font-name="Edmunds" fo:font-size="48pt" style:font-size-asian="48pt" style:font-size-complex="48pt"/>
    </style:style>
    <style:style style:name="ce129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color="#cccccc" style:font-name="Liberation Sans" fo:font-size="36pt" style:font-size-asian="36pt" style:font-size-complex="36pt"/>
    </style:style>
    <style:style style:name="ce130" style:family="table-cell" style:parent-style-name="Default">
      <style:table-cell-properties fo:background-color="#000000" style:vertical-align="middle"/>
    </style:style>
    <style:style style:name="ce131" style:family="table-cell" style:parent-style-name="Default">
      <style:table-cell-properties fo:background-color="#7b3d00" style:vertical-align="middle"/>
    </style:style>
    <style:style style:name="ce132" style:family="table-cell" style:parent-style-name="Default">
      <style:table-cell-properties fo:background-color="#ff0000" style:vertical-align="middle"/>
    </style:style>
    <style:style style:name="ce13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7"/>
        <table:table-column table:style-name="co4" table:default-cell-style-name="ce130"/>
        <table:table-column table:style-name="co5" table:number-columns-repeated="6" table:default-cell-style-name="ce130"/>
        <table:table-column table:style-name="co5" table:number-columns-repeated="16374" table:default-cell-style-name="ce134"/>
        <table:table-row table:style-name="ro1">
          <table:table-cell office:value-type="string" calcext:value-type="string">
            <text:p>Sans-Serif</text:p>
          </table:table-cell>
          <table:table-cell/>
          <table:table-cell table:style-name="ce6" table:formula="of:=IF([.A1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rif</text:p>
          </table:table-cell>
          <table:table-cell/>
          <table:table-cell table:style-name="ce4" table:formula="of:=IF([.A2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mbol</text:p>
          </table:table-cell>
          <table:table-cell/>
          <table:table-cell table:style-name="ce16" table:formula="of:=IF([.A3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2">
          <table:table-cell table:style-name="ce3" table:number-columns-repeated="2"/>
          <table:table-cell table:style-name="ce11"/>
          <table:table-cell table:style-name="ce131" table:number-columns-repeated="16381"/>
        </table:table-row>
        <table:table-row table:style-name="ro1">
          <table:table-cell office:value-type="string" calcext:value-type="string">
            <text:p>No Lowercase</text:p>
          </table:table-cell>
          <table:table-cell/>
          <table:table-cell table:style-name="ce12" table:formula="of:=IF([.A5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Uppercase</text:p>
          </table:table-cell>
          <table:table-cell/>
          <table:table-cell table:style-name="ce89" table:formula="of:=IF([.A6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tial Symbol Set</text:p>
          </table:table-cell>
          <table:table-cell/>
          <table:table-cell table:style-name="ce80" office:value-type="string" calcext:value-type="string">
            <text:p>Sample, text! Oops5’</text:p>
          </table:table-cell>
          <table:table-cell table:number-columns-repeated="16381"/>
        </table:table-row>
        <table:table-row table:style-name="ro2">
          <table:table-cell table:style-name="ce3" table:number-columns-repeated="2"/>
          <table:table-cell table:style-name="ce11"/>
          <table:table-cell table:style-name="ce131" table:number-columns-repeated="16381"/>
        </table:table-row>
        <table:table-row table:style-name="ro1">
          <table:table-cell office:value-type="string" calcext:value-type="string">
            <text:p>3D</text:p>
          </table:table-cell>
          <table:table-cell/>
          <table:table-cell table:style-name="ce12" table:formula="of:=IF([.A9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gular</text:p>
          </table:table-cell>
          <table:table-cell/>
          <table:table-cell table:style-name="ce10" table:formula="of:=IF([.A10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imals</text:p>
          </table:table-cell>
          <table:table-cell/>
          <table:table-cell table:style-name="ce21" table:formula="of:=IF([.A11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ime</text:p>
          </table:table-cell>
          <table:table-cell/>
          <table:table-cell table:style-name="ce20" office:value-type="string" calcext:value-type="string">
            <text:p>(Anime themed/inspired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ock Shaped</text:p>
          </table:table-cell>
          <table:table-cell/>
          <table:table-cell table:style-name="ce34" table:formula="of:=IF([.A13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oken Letters</text:p>
          </table:table-cell>
          <table:table-cell/>
          <table:table-cell table:style-name="ce15" table:formula="of:=IF([.A14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ligraphy</text:p>
          </table:table-cell>
          <table:table-cell/>
          <table:table-cell table:style-name="ce25" table:formula="of:=IF([.A15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osite Font</text:p>
          </table:table-cell>
          <table:table-cell/>
          <table:table-cell table:style-name="ce28" table:formula="of:=IF([.A16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rvy Letters</text:p>
          </table:table-cell>
          <table:table-cell/>
          <table:table-cell table:style-name="ce35" table:formula="of:=IF([.A17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ay</text:p>
          </table:table-cell>
          <table:table-cell/>
          <table:table-cell table:style-name="ce33" table:formula="of:=IF([.A18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orated</text:p>
          </table:table-cell>
          <table:table-cell/>
          <table:table-cell table:style-name="ce48" table:formula="of:=IF([.A19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torted</text:p>
          </table:table-cell>
          <table:table-cell/>
          <table:table-cell table:style-name="ce42" table:formula="of:=IF([.A20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tressed</text:p>
          </table:table-cell>
          <table:table-cell/>
          <table:table-cell table:style-name="ce43" table:formula="of:=IF([.A21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tted</text:p>
          </table:table-cell>
          <table:table-cell/>
          <table:table-cell table:style-name="ce44" table:formula="of:=IF([.A22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pping</text:p>
          </table:table-cell>
          <table:table-cell/>
          <table:table-cell table:style-name="ce47" table:formula="of:=IF([.A23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egant</text:p>
          </table:table-cell>
          <table:table-cell/>
          <table:table-cell table:style-name="ce51" table:formula="of:=IF([.A24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s</text:p>
          </table:table-cell>
          <table:table-cell/>
          <table:table-cell table:style-name="ce30" table:formula="of:=IF([.A25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l</text:p>
          </table:table-cell>
          <table:table-cell/>
          <table:table-cell table:style-name="ce57" table:formula="of:=IF([.A26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lass</text:p>
          </table:table-cell>
          <table:table-cell/>
          <table:table-cell table:style-name="ce62" table:formula="of:=IF([.A27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hic</text:p>
          </table:table-cell>
          <table:table-cell/>
          <table:table-cell table:style-name="ce63" table:formula="of:=IF([.A28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affiti</text:p>
          </table:table-cell>
          <table:table-cell/>
          <table:table-cell table:style-name="ce64" table:formula="of:=IF([.A29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eek</text:p>
          </table:table-cell>
          <table:table-cell/>
          <table:table-cell table:style-name="ce67" table:formula="of:=IF([.A30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lloween</text:p>
          </table:table-cell>
          <table:table-cell/>
          <table:table-cell table:style-name="ce69" table:formula="of:=IF([.A31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ndwriting</text:p>
          </table:table-cell>
          <table:table-cell/>
          <table:table-cell table:style-name="ce70" table:formula="of:=IF([.A32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rd To Read</text:p>
          </table:table-cell>
          <table:table-cell/>
          <table:table-cell table:style-name="ce73" table:formula="of:=IF([.A33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style-name="ce76" table:formula="of:=IF([.A34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liday</text:p>
          </table:table-cell>
          <table:table-cell/>
          <table:table-cell table:style-name="ce78" table:formula="of:=IF([.A35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rregular Chars</text:p>
          </table:table-cell>
          <table:table-cell/>
          <table:table-cell table:style-name="ce72" table:formula="of:=IF([.A36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ading Left Hook</text:p>
          </table:table-cell>
          <table:table-cell/>
          <table:table-cell table:style-name="ce77" table:formula="of:=IF([.A37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ker</text:p>
          </table:table-cell>
          <table:table-cell/>
          <table:table-cell table:style-name="ce74" table:formula="of:=IF([.A38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nospace</text:p>
          </table:table-cell>
          <table:table-cell/>
          <table:table-cell table:style-name="ce82" table:formula="of:=IF([.A39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arrow Chars</text:p>
          </table:table-cell>
          <table:table-cell/>
          <table:table-cell table:style-name="ce86" table:formula="of:=IF([.A40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gative Space</text:p>
          </table:table-cell>
          <table:table-cell/>
          <table:table-cell table:style-name="ce87" table:formula="of:=IF([.A41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ffset</text:p>
          </table:table-cell>
          <table:table-cell/>
          <table:table-cell table:style-name="ce93" table:formula="of:=IF([.A42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namental</text:p>
          </table:table-cell>
          <table:table-cell/>
          <table:table-cell table:style-name="ce90" table:formula="of:=IF([.A43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style-name="ce91" table:formula="of:=IF([.A44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xelated</text:p>
          </table:table-cell>
          <table:table-cell/>
          <table:table-cell table:style-name="ce95" table:formula="of:=IF([.A45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in</text:p>
          </table:table-cell>
          <table:table-cell/>
          <table:table-cell table:style-name="ce96" table:formula="of:=IF([.A46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ayful</text:p>
          </table:table-cell>
          <table:table-cell/>
          <table:table-cell table:style-name="ce100" table:formula="of:=IF([.A47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tro</text:p>
          </table:table-cell>
          <table:table-cell/>
          <table:table-cell table:style-name="ce103" table:formula="of:=IF([.A48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unded Edges</text:p>
          </table:table-cell>
          <table:table-cell/>
          <table:table-cell table:style-name="ce104" table:formula="of:=IF([.A49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ipt</text:p>
          </table:table-cell>
          <table:table-cell/>
          <table:table-cell table:style-name="ce108" table:formula="of:=IF([.A50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dow</text:p>
          </table:table-cell>
          <table:table-cell/>
          <table:table-cell table:style-name="ce93" table:formula="of:=IF([.A51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deways</text:p>
          </table:table-cell>
          <table:table-cell/>
          <table:table-cell table:style-name="ce73" table:formula="of:=IF([.A52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lanted</text:p>
          </table:table-cell>
          <table:table-cell/>
          <table:table-cell table:style-name="ce77" table:formula="of:=IF([.A53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udged</text:p>
          </table:table-cell>
          <table:table-cell/>
          <table:table-cell table:style-name="ce111" table:formula="of:=IF([.A54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now</text:p>
          </table:table-cell>
          <table:table-cell/>
          <table:table-cell table:style-name="ce113" table:formula="of:=IF([.A55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viet</text:p>
          </table:table-cell>
          <table:table-cell/>
          <table:table-cell table:style-name="ce115" table:formula="of:=IF([.A56]=&quot;&quot;;&quot;&quot;;&quot;rR Sample Text&quot;)" office:value-type="string" office:string-value="rR Sample Text" calcext:value-type="string">
            <text:p>rR 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encil</text:p>
          </table:table-cell>
          <table:table-cell/>
          <table:table-cell table:style-name="ce85" table:formula="of:=IF([.A57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itch</text:p>
          </table:table-cell>
          <table:table-cell/>
          <table:table-cell table:style-name="ce118" table:formula="of:=IF([.A58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iped</text:p>
          </table:table-cell>
          <table:table-cell/>
          <table:table-cell table:style-name="ce120" table:formula="of:=IF([.A59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rl</text:p>
          </table:table-cell>
          <table:table-cell/>
          <table:table-cell table:style-name="ce122" table:formula="of:=IF([.A60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xture</text:p>
          </table:table-cell>
          <table:table-cell/>
          <table:table-cell table:style-name="ce124" table:formula="of:=IF([.A61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ck Chars</text:p>
          </table:table-cell>
          <table:table-cell/>
          <table:table-cell table:style-name="ce126" table:formula="of:=IF([.A62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in Chars</text:p>
          </table:table-cell>
          <table:table-cell/>
          <table:table-cell table:style-name="ce108" table:formula="of:=IF([.A63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writer</text:p>
          </table:table-cell>
          <table:table-cell/>
          <table:table-cell table:style-name="ce82" table:formula="of:=IF([.A64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ntage ?? (Remove?)</text:p>
          </table:table-cell>
          <table:table-cell/>
          <table:table-cell table:formula="of:=IF([.A65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stern</text:p>
          </table:table-cell>
          <table:table-cell/>
          <table:table-cell table:style-name="ce128" table:formula="of:=IF([.A66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de Chars</text:p>
          </table:table-cell>
          <table:table-cell/>
          <table:table-cell table:style-name="ce34" table:formula="of:=IF([.A67]=&quot;&quot;;&quot;&quot;;&quot;Sample Text&quot;)" office:value-type="string" office:string-value="Sample Text" calcext:value-type="string">
            <text:p>Sample Tex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formula="of:=IF([.A68]=&quot;&quot;;&quot;&quot;;&quot;Sample Text&quot;)">
            <text:p/>
          </table:table-cell>
          <table:table-cell table:number-columns-repeated="16381"/>
        </table:table-row>
        <table:table-row table:style-name="ro1">
          <table:table-cell table:style-name="ce5" table:number-columns-repeated="2"/>
          <table:table-cell table:style-name="ce129"/>
          <table:table-cell table:style-name="ce132"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" table:number-columns-repeated="2"/>
          <table:table-cell table:style-name="ce129"/>
          <table:table-cell table:style-name="ce132"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5" table:number-columns-repeated="2"/>
          <table:table-cell table:style-name="ce129"/>
          <table:table-cell table:style-name="ce132" table:number-columns-repeated="16381"/>
        </table:table-row>
        <table:table-row table:style-name="ro1" table:number-rows-repeated="1048490">
          <table:table-cell table:number-columns-repeated="16384"/>
        </table:table-row>
        <table:table-row table:style-name="ro3" table:number-rows-repeated="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9:Sheet1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irstrip Four" svg:font-family="'Airstrip Four'" style:font-pitch="variable"/>
    <style:font-face style:name="Alex Brush" svg:font-family="'Alex Brush'"/>
    <style:font-face style:name="Archipelago" svg:font-family="Archipelago"/>
    <style:font-face style:name="Asterisp Alpha" svg:font-family="'Asterisp Alpha'"/>
    <style:font-face style:name="Baltar" svg:font-family="Baltar" style:font-pitch="variable"/>
    <style:font-face style:name="Birdland Aeroplane" svg:font-family="'Birdland Aeroplane'"/>
    <style:font-face style:name="Biting My Nails - Outline" svg:font-family="'Biting My Nails - Outline'"/>
    <style:font-face style:name="Biting my nails - outline" svg:font-family="'Biting my nails - outline'"/>
    <style:font-face style:name="Blockstepped" svg:font-family="Blockstepped"/>
    <style:font-face style:name="Blox BRK" svg:font-family="'Blox BRK'" style:font-pitch="variable"/>
    <style:font-face style:name="Boston Traffic" svg:font-family="'Boston Traffic'"/>
    <style:font-face style:name="Buxotic" svg:font-family="Buxotic"/>
    <style:font-face style:name="Canada 1500" svg:font-family="'Canada 1500'"/>
    <style:font-face style:name="Canada 1500 Rg" svg:font-family="'Canada 1500 Rg'" style:font-pitch="variable"/>
    <style:font-face style:name="Celtic Knots" svg:font-family="'Celtic Knots'" style:font-pitch="variable"/>
    <style:font-face style:name="Cutive mono" svg:font-family="'Cutive mono'"/>
    <style:font-face style:name="Desyrel" svg:font-family="Desyrel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Edmunds" svg:font-family="Edmunds"/>
    <style:font-face style:name="Edo SZ" svg:font-family="'Edo SZ'"/>
    <style:font-face style:name="Ennobled Pet" svg:font-family="'Ennobled Pet'"/>
    <style:font-face style:name="Eskargot" svg:font-family="Eskargot"/>
    <style:font-face style:name="Ghostmeat" svg:font-family="Ghostmeat"/>
    <style:font-face style:name="Glazkrak" svg:font-family="Glazkrak"/>
    <style:font-face style:name="Groovy Ghosties" svg:font-family="'Groovy Ghosties'"/>
    <style:font-face style:name="Heart sweet heart" svg:font-family="'Heart sweet heart'"/>
    <style:font-face style:name="Holy Union" svg:font-family="'Holy Union'"/>
    <style:font-face style:name="Home Sweet Home" svg:font-family="'Home Sweet Home'"/>
    <style:font-face style:name="Hurontario" svg:font-family="Hurontario"/>
    <style:font-face style:name="Induction" svg:font-family="Induction" style:font-pitch="variable"/>
    <style:font-face style:name="Iomanoid" svg:font-family="Iomanoid"/>
    <style:font-face style:name="Karma - Suture" svg:font-family="'Karma - Suture'"/>
    <style:font-face style:name="Kremlin" svg:font-family="Kremlin"/>
    <style:font-face style:name="Kwokwi" svg:font-family="Kwokwi"/>
    <style:font-face style:name="Letter Set - C" svg:font-family="'Letter Set - C'"/>
    <style:font-face style:name="Liberation Sans" svg:font-family="'Liberation Sans'" style:font-family-generic="swiss" style:font-pitch="variable"/>
    <style:font-face style:name="Libre Baskerville" svg:font-family="'Libre Baskerville'"/>
    <style:font-face style:name="Loki Cola" svg:font-family="'Loki Cola'"/>
    <style:font-face style:name="Map Of You" svg:font-family="'Map Of You'"/>
    <style:font-face style:name="Moja" svg:font-family="Moja"/>
    <style:font-face style:name="Operational Amplifier" svg:font-family="'Operational Amplifier'"/>
    <style:font-face style:name="Plasma Drip BRK" svg:font-family="'Plasma Drip BRK'" style:font-pitch="variable"/>
    <style:font-face style:name="Pyrite" svg:font-family="Pyrite"/>
    <style:font-face style:name="Renju" svg:font-family="Renju"/>
    <style:font-face style:name="Robokoz" svg:font-family="Robokoz"/>
    <style:font-face style:name="Sappy Mugs" svg:font-family="'Sappy Mugs'"/>
    <style:font-face style:name="Sayso Chic" svg:font-family="'Sayso Chic'"/>
    <style:font-face style:name="Sloe Gin Rickey" svg:font-family="'Sloe Gin Rickey'"/>
    <style:font-face style:name="Star Trek Future" svg:font-family="'Star Trek Future'"/>
    <style:font-face style:name="Terylene Top" svg:font-family="'Terylene Top'"/>
    <style:font-face style:name="Triac 71" svg:font-family="'Triac 71'"/>
    <style:font-face style:name="Wild Sewerage" svg:font-family="'Wild Sewerage'"/>
    <style:font-face style:name="Xerox Malfunction BRK" svg:font-family="'Xerox Malfunction BRK'" style:font-pitch="variable"/>
    <style:font-face style:name="Xmas Lights BRK" svg:font-family="'Xmas Lights BRK'" style:font-pitch="variable"/>
    <style:font-face style:name="fadgod" svg:font-family="fadgod"/>
    <style:font-face style:name="mango Fill" svg:font-family="'mango Fill'"/>
    <style:font-face style:name="minya" svg:font-family="minya"/>
    <style:font-face style:name="model Worker" svg:font-family="'model Worker'"/>
    <style:font-face style:name="pantspatrol" svg:font-family="pantspatrol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8:22:20.220771799</meta:creation-date>
    <dc:date>2023-04-06T03:11:07.791852577</dc:date>
    <meta:editing-duration>P1DT22H47M22S</meta:editing-duration>
    <meta:editing-cycles>153</meta:editing-cycles>
    <meta:generator>LibreOffice/7.4.5.1$Linux_X86_64 LibreOffice_project/40$Build-1</meta:generator>
    <meta:document-statistic meta:table-count="1" meta:cell-count="131" meta:object-count="0"/>
  </office:meta>
</office:document-meta>
</file>